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f7409" officeooo:paragraph-rsid="000f74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ia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28T12:08:30.908564385</dc:date>
    <meta:editing-duration>PT18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4.6.2$Linux_X86_64 LibreOffice_project/40$Build-2</meta:generator>
  </office:meta>
</office:document-meta>
</file>